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èle relationnel</text:p>
      <text:p text:style-name="Standard"/>
      <text:list xml:id="list1230587038" text:style-name="L1">
        <text:list-item>
          <text:p text:style-name="P3">QUARTIER ( <text:span text:style-name="T2">nomQuartier</text:span> )</text:p>
        </text:list-item>
        <text:list-item>
          <text:p text:style-name="P3">VILLE ( <text:span text:style-name="T2">nom Ville</text:span> )</text:p>
        </text:list-item>
        <text:list-item>
          <text:p text:style-name="P3">REGION ( <text:span text:style-name="T2">nomRegion</text:span> )</text:p>
        </text:list-item>
        <text:list-item>
          <text:p text:style-name="P3">QUARTIER_VILLE ( <text:span text:style-name="T2">#nomQuartier</text:span>, <text:span text:style-name="T2">#</text:span><text:span text:style-name="T2">n</text:span><text:span text:style-name="T2">omVille</text:span>)</text:p>
        </text:list-item>
        <text:list-item>
          <text:p text:style-name="P3">VILLE_REGION ( <text:span text:style-name="T1">#nomVille</text:span>, <text:span text:style-name="T1">#nomRegion</text:span> )</text:p>
        </text:list-item>
        <text:list-item>
          <text:p text:style-name="P3">UTILISATEUR ( <text:span text:style-name="T2">idUtilisateur</text:span>, nom, prenom, dateNaissance, adresse, courriel, telephone, dateInscription, login, mdp )</text:p>
        </text:list-item>
        <text:list-item>
          <text:p text:style-name="P3">PERSONNEL ( <text:span text:style-name="T2">idPersonnel</text:span>, #idUtilisateur, typePersonnel, salaire )</text:p>
        </text:list-item>
        <text:list-item>
          <text:p text:style-name="P3">RELATIONS_CLIENT ( <text:span text:style-name="T2">#idPersonnel</text:span>, <text:span text:style-name="T2">#idUtilisateur</text:span> )</text:p>
        </text:list-item>
        <text:list-item>
          <text:p text:style-name="P3">RECHERCHE ( <text:span text:style-name="T2">idRecherche</text:span>, prixMin, prixMax, tailleMin, tailleMax, nbPiecesMin, nbPiecesMax, #nomQuartier )</text:p>
        </text:list-item>
        <text:list-item>
          <text:p text:style-name="P3">RECHERCHE_CLIENT ( <text:span text:style-name="T1">#idUtilisateur</text:span>, <text:span text:style-name="T2">#idRecherche</text:span> )</text:p>
        </text:list-item>
        <text:list-item>
          <text:p text:style-name="P3">BIEN_IMMOBILIER ( <text:span text:style-name="T2">idBien</text:span>, #idUtilisateur, nbChambres, nbSdb, nbCuisines, nbGarages, nbCaves, tailleTerrain, nbEtages, nbAscenceurs, images, #nomQuartier, typeBien )</text:p>
        </text:list-item>
        <text:list-item>
          <text:p text:style-name="P3">RESERVATION_CRENEAU ( <text:span text:style-name="T2">#idBien</text:span>, <text:span text:style-name="T2">dateR</text:span>, #idUtilisateur, #idPersonnel, duree )</text:p>
        </text:list-item>
        <text:list-item>
          <text:p text:style-name="P3">LOCATION ( <text:span text:style-name="T2">idLocation</text:span>, #idBien, loyer, charges, fraisAgence )</text:p>
        </text:list-item>
        <text:list-item>
          <text:p text:style-name="P3">VENTE ( <text:span text:style-name="T2">idVente</text:span>, #idBien, prix, marge, fraisAgence )</text:p>
        </text:list-item>
        <text:list-item>
          <text:p text:style-name="P3">HISTORIQUE_LOCATION ( <text:span text:style-name="T2">idHistLocation</text:span>, #idBien, #idUtilisateur, #idPersonnel, loyer, charges, fraisAgence, dateL )</text:p>
        </text:list-item>
        <text:list-item>
          <text:p text:style-name="P3">HISTORIQUE_VENTE ( <text:span text:style-name="T2">idHistVente</text:span>, #idBien, #idUtilisateur, #idPersonnel, prix, fraisAgence, dateV )</text:p>
        </text:list-item>
      </text:list>
      <text:p text:style-name="Standard"/>
      <text:p text:style-name="Standard"/>
      <text:p text:style-name="P1">Contraintes d'intégrité</text:p>
      <text:p text:style-name="P1"/>
      <text:p text:style-name="P2">Contraintes « not null » :</text:p>
      <text:list xml:id="list1731894197" text:style-name="L2">
        <text:list-item>
          <text:p text:style-name="P4">UTILISATEUR : nom, prenom, dateNaissance, adresse, courriel, telephone, dateInscription, login, mdp</text:p>
        </text:list-item>
        <text:list-item>
          <text:p text:style-name="P4">PERSONNEL : typePersonnel, salaire</text:p>
        </text:list-item>
        <text:list-item>
          <text:p text:style-name="P4">RECHERCHE : prixMin, prixMax, tailleMin, tailleMax, nbPiecesMin, nbPiecesMax</text:p>
        </text:list-item>
        <text:list-item>
          <text:p text:style-name="P4">BIEN_IMMOBILIER : nbChambres, nbSdb, nbCuisines, nbGarages, nbCaves, tailleTerrain, nbEtages, nbAscenceurs, images, typeBien</text:p>
        </text:list-item>
        <text:list-item>
          <text:p text:style-name="P4">RESERVATION_CRENEAU : duree</text:p>
        </text:list-item>
        <text:list-item>
          <text:p text:style-name="P4">LOCATION : loyer, charges, fraisAgence</text:p>
        </text:list-item>
        <text:list-item>
          <text:p text:style-name="P4">VENTE : prix, marge, fraisAgence</text:p>
        </text:list-item>
        <text:list-item>
          <text:p text:style-name="P4">HISTORIQUE_LOCATION : loyer, charges, fraisAgence, dateL</text:p>
        </text:list-item>
        <text:list-item>
          <text:p text:style-name="P4">HISTORIQUE_VENTE : prix, fraisAgence, dateV</text:p>
        </text:list-item>
      </text:list>
      <text:p text:style-name="Standard"/>
      <text:p text:style-name="P2">Contraintes « &gt;=0 » :</text:p>
      <text:list xml:id="list1367673549" text:style-name="L3">
        <text:list-item>
          <text:p text:style-name="P5">PERSONNEL : salaire</text:p>
        </text:list-item>
        <text:list-item>
          <text:p text:style-name="P5">RECHERCHE : prixMin, prixMax, tailleMin, tailleMax, nbPiecesMin, nbPiecesMax</text:p>
        </text:list-item>
        <text:list-item>
          <text:p text:style-name="P5">BIEN_IMMOBILIER : nbChambres, nbSdb, nbCuisines, nbGarages, nbCaves, tailleTerrain, nbEtages, nbAscenceurs</text:p>
        </text:list-item>
        <text:list-item>
          <text:p text:style-name="P5">RESERVATION_CRENEAU : duree</text:p>
        </text:list-item>
        <text:list-item>
          <text:p text:style-name="P5">LOCATION : loyer, charges, fraisAgence</text:p>
        </text:list-item>
        <text:list-item>
          <text:p text:style-name="P5"><text:soft-page-break/>VENTE : prix, marge, fraisAgence</text:p>
        </text:list-item>
        <text:list-item>
          <text:p text:style-name="P5">HISTORIQUE_LOCATION : loyer, charges, fraisAgence</text:p>
        </text:list-item>
        <text:list-item>
          <text:p text:style-name="P5">HISTORIQUE_VENTE : prix, fraisAgence</text:p>
        </text:list-item>
      </text:list>
      <text:p text:style-name="Standard"/>
      <text:p text:style-name="P2">Contraintes « &lt;= sysdate »:</text:p>
      <text:list xml:id="list409177855" text:style-name="L4">
        <text:list-item>
          <text:p text:style-name="P6">UTILISATEUR : dateNaissance</text:p>
        </text:list-item>
        <text:list-item>
          <text:p text:style-name="P6">RESERVATION_CRENEAU : dateR</text:p>
        </text:list-item>
        <text:list-item>
          <text:p text:style-name="P6">HISTORIQUE_LOCATION : dateL</text:p>
        </text:list-item>
        <text:list-item>
          <text:p text:style-name="P6">HISTORIQUE_VENTE : dateV</text:p>
        </text:list-item>
      </text:list>
      <text:p text:style-name="Standard"/>
      <text:p text:style-name="P2">Autres contraintes :</text:p>
      <text:list xml:id="list2061964387" text:style-name="L5">
        <text:list-item>
          <text:p text:style-name="P7">UTILISATEUR : dateNaissance &lt; dateInscription</text:p>
        </text:list-item>
        <text:list-item>
          <text:p text:style-name="P7">RECHERCHE : prixMin &lt;= prixMax, tailleMin &lt;= tailleMax, nbPiecesMin &lt;= nbPiecesMax</text:p>
        </text:list-item>
        <text:list-item>
          <text:p text:style-name="P7">VENTE : 1,03 * prix &lt;= fraisAgence &lt;= 1,10 * prix</text:p>
        </text:list-item>
        <text:list-item>
          <text:p text:style-name="P7">LOCATION : fraisAgence &lt;= loye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renome </meta:initial-creator>
    <meta:creation-date>2013-10-22T06:57:57.243544632</meta:creation-date>
    <dc:date>2013-10-23T21:19:05</dc:date>
    <meta:editing-duration>PT00H45M14S</meta:editing-duration>
    <meta:editing-cycles>12</meta:editing-cycles>
    <meta:generator>OpenOffice.org/3.2$Unix OpenOffice.org_project/320m12$Build-9483</meta:generator>
    <meta:document-statistic meta:table-count="0" meta:image-count="0" meta:object-count="0" meta:page-count="2" meta:paragraph-count="47" meta:word-count="334" meta:character-count="2488"/>
  </office:meta>
</office:document-meta>
</file>